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 W = randInitializeWeights(L_in, L_out)</text:p>
      <text:p text:style-name="Standard"></text:p>
      <text:p text:style-name="Standard">% <text:s text:c="2"/>Note that W should be set to a matrix of size(L_out, 1 + L_in) as</text:p>
      <text:p text:style-name="Standard">% <text:s text:c="2"/>the column row of W handles the "bias" terms</text:p>
      <text:p text:style-name="Standard"></text:p>
      <text:p text:style-name="Standard">W = zeros(L_out, 1 + L_in);</text:p>
      <text:p text:style-name="Standard"></text:p>
      <text:p text:style-name="Standard"></text:p>
      <text:p text:style-name="Standard">epsilon_init = 0.12;</text:p>
      <text:p text:style-name="Standard">W = rand(L_out, 1 + L_in) * 2*epsilon_init - epsilon_init;</text:p>
      <text:p text:style-name="Standard"></text:p>
      <text:p text:style-name="Standard"></text:p>
      <text:p text:style-name="Standard">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26:35</meta:creation-date>
    <dc:date>2013-07-30T00:26:48</dc:date>
    <meta:editing-duration>P0D</meta:editing-duration>
    <meta:editing-cycles>1</meta:editing-cycles>
    <meta:document-statistic meta:table-count="0" meta:image-count="0" meta:object-count="0" meta:page-count="1" meta:paragraph-count="14" meta:word-count="51" meta:character-count="285" meta:non-whitespace-character-count="224"/>
    <meta:generator>LibreOffice/3.5$Linux_x86 LibreOffice_project/350m1$Build-2</meta:generator>
  </office:meta>
</office:document-meta>
</file>